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Courier" svg:font-family="Courier"/>
    <style:font-face style:name="Lohit Devanagari1" svg:font-family="'Lohit Devanagari'"/>
    <style:font-face style:name="Arial2" svg:font-family="Arial" style:font-family-generic="swiss"/>
    <style:font-face style:name="Courier1" svg:font-family="Courier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Arial" style:font-name-asian="Arial3" style:font-name-complex="Arial3"/>
    </style:style>
    <style:style style:name="P3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P4" style:family="paragraph" style:parent-style-name="Standard">
      <style:paragraph-properties fo:margin-top="0in" fo:margin-bottom="0in" loext:contextual-spacing="false"/>
      <style:text-properties style:font-name="Arial" officeooo:paragraph-rsid="00030c7c" style:font-name-asian="Arial3" style:font-name-complex="Arial3"/>
    </style:style>
    <style:style style:name="P5" style:family="paragraph" style:parent-style-name="Standard">
      <style:paragraph-properties fo:margin-top="0in" fo:margin-bottom="0in" loext:contextual-spacing="false"/>
      <style:text-properties style:font-name="Arial" officeooo:rsid="00030c7c" officeooo:paragraph-rsid="00030c7c" style:font-name-asian="Arial3" style:font-name-complex="Arial3"/>
    </style:style>
    <style:style style:name="P6" style:family="paragraph" style:parent-style-name="Standard">
      <style:paragraph-properties fo:margin-top="0in" fo:margin-bottom="0in" loext:contextual-spacing="false"/>
      <style:text-properties fo:color="#00cc33" style:font-name="Arial" fo:font-size="24pt" fo:font-weight="bold" style:font-name-asian="Arial3" style:font-size-asian="24pt" style:font-weight-asian="bold" style:font-name-complex="Arial3" style:font-size-complex="24pt"/>
    </style:style>
    <style:style style:name="P7" style:family="paragraph" style:parent-style-name="Standard">
      <style:paragraph-properties fo:margin-top="0in" fo:margin-bottom="0in" loext:contextual-spacing="false"/>
      <style:text-properties style:font-name="Arial2" style:font-name-asian="Arial3" style:font-name-complex="Arial3"/>
    </style:style>
    <style:style style:name="P8" style:family="paragraph" style:parent-style-name="Standard">
      <style:paragraph-properties fo:margin-top="0in" fo:margin-bottom="0in" loext:contextual-spacing="false"/>
      <style:text-properties style:font-name="Arial2" officeooo:rsid="00030c7c" officeooo:paragraph-rsid="00030c7c" style:font-name-asian="Arial3" style:font-name-complex="Arial3"/>
    </style:style>
    <style:style style:name="P9" style:family="paragraph" style:parent-style-name="Standard" style:master-page-name="Standard">
      <style:paragraph-properties fo:margin-top="0in" fo:margin-bottom="0in" loext:contextual-spacing="false" style:page-number="1"/>
      <style:text-properties fo:color="#00cc33" style:font-name="Arial" fo:font-size="24pt" fo:font-weight="bold" style:font-name-asian="Arial3" style:font-size-asian="24pt" style:font-weight-asian="bold" style:font-name-complex="Arial3" style:font-size-complex="24pt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font-name="Arial" style:font-name-asian="Arial3" style:font-name-complex="Arial3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Arial" style:font-name-asian="Arial3" style:font-name-complex="Arial3"/>
    </style:style>
    <style:style style:name="P12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13" style:family="paragraph" style:parent-style-name="Text_20_body">
      <style:text-properties style:font-name="Courier1" fo:font-size="10pt" style:font-size-asian="10pt" style:font-size-complex="10pt"/>
    </style:style>
    <style:style style:name="P14" style:family="paragraph" style:parent-style-name="Text_20_body">
      <style:text-properties style:font-name="Arial2"/>
    </style:style>
    <style:style style:name="P15" style:family="paragraph" style:parent-style-name="Text_20_body">
      <style:paragraph-properties fo:margin-top="0in" fo:margin-bottom="0in" loext:contextual-spacing="false"/>
      <style:text-properties style:font-name="Arial2"/>
    </style:style>
    <style:style style:name="P1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urier1" fo:font-size="10pt" style:text-underline-style="none" style:text-blinking="false" fo:background-color="transparent" style:font-size-asian="10pt" style:font-size-complex="10pt"/>
    </style:style>
    <style:style style:name="P1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style:text-underline-style="none" officeooo:rsid="00030c7c" officeooo:paragraph-rsid="00030c7c" style:text-blinking="false" fo:background-color="transparent"/>
    </style:style>
    <style:style style:name="P18" style:family="paragraph" style:parent-style-name="Text_20_body">
      <style:paragraph-properties fo:margin-top="0in" fo:margin-bottom="0in" loext:contextual-spacing="false" fo:line-height="138%" style:writing-mode="lr-tb"/>
    </style:style>
    <style:style style:name="P19" style:family="paragraph" style:parent-style-name="Text_20_body">
      <style:paragraph-properties fo:margin-top="0in" fo:margin-bottom="0in" loext:contextual-spacing="false" fo:line-height="138%" style:writing-mode="lr-tb"/>
      <style:text-properties style:font-name="Courier1" fo:font-size="10pt" style:font-size-asian="10pt" style:font-size-complex="10pt"/>
    </style:style>
    <style:style style:name="P20" style:family="paragraph" style:parent-style-name="Text_20_body">
      <style:paragraph-properties fo:margin-top="0in" fo:margin-bottom="0in" loext:contextual-spacing="false" fo:line-height="138%" style:writing-mode="lr-tb"/>
      <style:text-properties style:font-name="Arial2" officeooo:rsid="00030c7c" officeooo:paragraph-rsid="00030c7c"/>
    </style:style>
    <style:style style:name="P21" style:family="paragraph" style:parent-style-name="Text_20_body">
      <style:paragraph-properties fo:margin-top="0in" fo:margin-bottom="0in" loext:contextual-spacing="false" fo:line-height="138%" fo:break-before="pag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officeooo:rsid="00030c7c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 style:font-name-asian="Arial3" style:font-size-asian="24pt" style:font-weight-asian="bold" style:font-name-complex="Arial3" style:font-size-complex="24pt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30c7c" style:text-blinking="false" fo:background-color="transparent" loext:char-shading-value="0" style:font-name-asian="Arial3" style:font-size-asian="24pt" style:font-weight-asian="bold" style:font-name-complex="Arial3" style:font-size-complex="24pt"/>
    </style:style>
    <style:style style:name="T7" style:family="text">
      <style:text-properties fo:font-variant="normal" fo:text-transform="none" fo:color="#000000" style:text-line-through-style="none" style:text-line-through-type="none" style:font-name="Courier1" fo:font-size="10pt" style:text-underline-style="none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Courier1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 style:font-name-asian="Arial3" style:font-size-asian="24pt" style:font-weight-asian="bold" style:font-name-complex="Arial3" style:font-size-complex="24pt"/>
    </style:style>
    <style:style style:name="T1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30c7c" style:text-blinking="false" fo:background-color="transparent" loext:char-shading-value="0" style:font-name-asian="Arial3" style:font-size-asian="24pt" style:font-weight-asian="bold" style:font-name-complex="Arial3" style:font-size-complex="24pt"/>
    </style:style>
    <style:style style:name="T13" style:family="text">
      <style:text-properties fo:font-size="11pt" fo:font-style="normal" fo:font-weight="normal"/>
    </style:style>
    <style:style style:name="T14" style:family="text">
      <style:text-properties fo:font-style="normal" fo:font-weight="normal"/>
    </style:style>
    <style:style style:name="T15" style:family="text">
      <style:text-properties fo:font-weight="normal" style:font-weight-asian="normal"/>
    </style:style>
    <style:style style:name="T16" style:family="text">
      <style:text-properties fo:font-weight="normal" officeooo:rsid="00030c7c" style:font-weight-asian="normal"/>
    </style:style>
    <style:style style:name="T17" style:family="text">
      <style:text-properties style:font-name="Courier" fo:font-size="11pt" fo:font-style="normal" fo:font-weight="normal"/>
    </style:style>
    <style:style style:name="T18" style:family="text">
      <style:text-properties officeooo:rsid="00030c7c"/>
    </style:style>
    <style:style style:name="T19" style:family="text">
      <style:text-properties style:font-name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Oefeningen Inleiding PHP</text:p>
      <text:p text:style-name="P6"/>
      <text:p text:style-name="P15"><text:bookmark text:name="docs-internal-guid-683e48e2-7fff-d341-bd81-2627ae5df10c"/><text:span text:style-name="T11">(1.a) Schrijf een programma dat een driehoek in de console afdrukt. <text:s/>Maak gebruik van de variabele aantalLijnen: <text:line-break/></text:span><text:span text:style-name="T12">$</text:span><text:span text:style-name="T11">aantalLijnen = 7;</text:span></text:p>
      <text:p text:style-name="P16"><text:s text:c="3"/><text:span text:style-name="T14">#</text:span></text:p>
      <text:p text:style-name="P16"><text:s text:c="3"/><text:span text:style-name="T14">##</text:span></text:p>
      <text:p text:style-name="P16"><text:s text:c="3"/><text:span text:style-name="T14">###</text:span></text:p>
      <text:p text:style-name="P16"><text:s text:c="3"/><text:span text:style-name="T14">####</text:span></text:p>
      <text:p text:style-name="P16"><text:s text:c="3"/><text:span text:style-name="T14">#####</text:span></text:p>
      <text:p text:style-name="P16"><text:s text:c="3"/><text:span text:style-name="T14">######</text:span></text:p>
      <text:p text:style-name="P19"><text:span text:style-name="T9"><text:s text:c="3"/></text:span><text:span text:style-name="T10">#######</text:span></text:p>
      <text:p text:style-name="P18"><text:span text:style-name="T4">(1.b) Zorg ervoor dat de driehoek ook gespiegeld afgedrukt wordt (door voldoende spaties in de output te plaatsen).</text:span></text:p>
      <text:p text:style-name="P16"><text:s text:c="9"/><text:span text:style-name="T14">#</text:span></text:p>
      <text:p text:style-name="P16"><text:s text:c="8"/><text:span text:style-name="T14">##</text:span></text:p>
      <text:p text:style-name="P16"><text:s text:c="7"/><text:span text:style-name="T14">###</text:span></text:p>
      <text:p text:style-name="P16"><text:s text:c="6"/><text:span text:style-name="T14">####</text:span></text:p>
      <text:p text:style-name="P16"><text:s text:c="5"/><text:span text:style-name="T14">#####</text:span></text:p>
      <text:p text:style-name="P16"><text:s text:c="4"/><text:span text:style-name="T14">######</text:span></text:p>
      <text:p text:style-name="P18"><text:span text:style-name="T7"><text:s text:c="3"/></text:span><text:span text:style-name="T8">#######</text:span></text:p>
      <text:p text:style-name="P18"><text:span text:style-name="T4">(1.c) Zorg ervoor dat de driehoek symmetrisch afgedrukt wordt.</text:span></text:p>
      <text:p text:style-name="P16"><text:s text:c="9"/><text:span text:style-name="T14">#</text:span></text:p>
      <text:p text:style-name="P16"><text:s text:c="8"/><text:span text:style-name="T14">###</text:span></text:p>
      <text:p text:style-name="P16"><text:s text:c="7"/><text:span text:style-name="T14">#####</text:span></text:p>
      <text:p text:style-name="P16"><text:s text:c="6"/><text:span text:style-name="T14">#######</text:span></text:p>
      <text:p text:style-name="P16"><text:s text:c="5"/><text:span text:style-name="T14">#########</text:span></text:p>
      <text:p text:style-name="P16"><text:s text:c="4"/><text:span text:style-name="T14">###########</text:span></text:p>
      <text:p text:style-name="P16"><text:s text:c="3"/><text:span text:style-name="T14">#############</text:span></text:p>
      <text:p text:style-name="P13"/>
      <text:p text:style-name="P21">(1.d) Zorg ervoor dat in de driehoek elke interval aantal symbolen een @ afgedrukt wordt in plaats van een #.</text:p>
      <text:p text:style-name="P17">$interval=5;</text:p>
      <text:p text:style-name="P16"><text:s text:c="9"/><text:span text:style-name="T14">@</text:span></text:p>
      <text:p text:style-name="P16"><text:s text:c="8"/><text:span text:style-name="T14">###</text:span></text:p>
      <text:p text:style-name="P16"><text:s text:c="7"/><text:span text:style-name="T14">#@###</text:span></text:p>
      <text:p text:style-name="P16"><text:s text:c="6"/><text:span text:style-name="T14">#@####@</text:span></text:p>
      <text:p text:style-name="P16"><text:s text:c="5"/><text:span text:style-name="T14">####@####</text:span></text:p>
      <text:p text:style-name="P16"><text:s text:c="4"/><text:span text:style-name="T14">@####@####@</text:span></text:p>
      <text:p text:style-name="P16"><text:s text:c="3"/><text:span text:style-name="T14">####@####@###</text:span></text:p>
      <text:p text:style-name="P13"/>
      <text:p text:style-name="P20">(2) Maak de functie maakRij die twee argumenten min en max heeft. De functie geeft een</text:p>
      <text:p text:style-name="P20">array terug met de gehele getallen gelegen tussen min en max (beide inclusief).</text:p>
      <text:p text:style-name="P20">Pas de functie aan met een optioneel argument stap, dit argument heeft default waarde 1,</text:p>
      <text:p text:style-name="P20">stap bevat de tussenstap tussen 2 waarden in de teruggegeven array.</text:p>
      <text:p text:style-name="P20">maakRij(1,5,2) geeft [1,3,5] terug</text:p>
      <text:p text:style-name="P20">maakRij(5,1-2) geeft [5,3,1] terug.</text:p>
      <text:p text:style-name="P14"/>
      <text:p text:style-name="P7"><text:span text:style-name="T15">(</text:span><text:span text:style-name="T16">3</text:span><text:span text:style-name="T15">) </text:span><text:span text:style-name="T16"><text:s/></text:span><text:span text:style-name="T18">Maak een formulier in ingave.html. <text:s/>In dit formulier kan je een waarde ingeven voor aantal getallen. <text:s/>De gebruiker wordt doorverwezen naar getallen.php</text:span></text:p>
      <text:p text:style-name="P8"/>
      <text:p text:style-name="P8">Controleer in getallen.php of de ingevoerde waarde een geheel getal is (http://php.net/manual/en/function.ctype-digit.php) groter dan 0. <text:s/>Indien dit niet zo is dan wordt de gebruiker via een header redirect doorgestuurd naar ingave.html. <text:s text:c="2"/>Indien wel een correcte waarde ingegeven is dan worden er evenveel tekstvelden getoond als deze waarde. <text:s/>Via een submit-knop wordt de gebruiker doorverwezen naar statistiek.php.</text:p>
      <text:p text:style-name="P8"/>
      <text:p text:style-name="P8">In statistiek.php wordt het gemiddeldelde, de hoogste en de laagste waarde berekend en afgedrukt. <text:s/>Waarden die niet numerisch zijn worden hierbij niet in rekening gehouden (is_numeric). <text:s/>Misse waarden worden ook onderaan afgedrukt.</text:p>
      <text:list xml:id="list1565869921388563098" text:style-name="WWNum2">
        <text:list-header>
          <text:p text:style-name="P10"/>
        </text:list-header>
      </text:list>
      <text:p text:style-name="P4">(<text:span text:style-name="T18">4</text:span>) <text:span text:style-name="T18">Voorzie een formulier om naam en achtergrondkleur in te geven (ingave.html). <text:s/>Deze waarden worden in een cookie geplaatst in verwerking.php. <text:s/>In toon.php wordt de naam afgedrukt en de achtergrondkleur van de pagina ingesteld.</text:span></text:p>
      <text:list xml:id="list5618654526000635112" text:style-name="WWNum1">
        <text:list-header>
          <text:p text:style-name="P11"/>
        </text:list-header>
      </text:list>
      <text:p text:style-name="P2"/>
      <text:p text:style-name="P4">(<text:span text:style-name="T18">5</text:span>)<text:span text:style-name="T18"> In ingave.html kan een geheel getal ingegeven worden. <text:s/>Via de submit-knop wordt de gebruiker doorverwezen naar verwerk.php</text:span></text:p>
      <text:p text:style-name="P5">In verwerk.php wordt de ingave eerst gecontroleerd, enkel positieve gehele getallen worden aanvaard. <text:s/>Van de ingave wordt de faculteit berekend en afgedrukt. <text:s/>Maak hiervoor de functie faculteit in het bestand wiskunde.php en laad dit bestand via require_once. <text:s/>Het resultaat (of misse ingave) wordt afgedrukt.</text:p>
      <text:list xml:id="list3063278230016524576" text:style-name="WWNum3">
        <text:list-header>
          <text:p text:style-name="P1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Courier" svg:font-family="Courier"/>
    <style:font-face style:name="Lohit Devanagari1" svg:font-family="'Lohit Devanagari'"/>
    <style:font-face style:name="Arial2" svg:font-family="Arial" style:font-family-generic="swiss"/>
    <style:font-face style:name="Courier1" svg:font-family="Courier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style style:name="MP2" style:family="paragraph" style:parent-style-name="Standard">
      <loext:graphic-properties draw:fill="solid" draw:fill-color="#ffffff"/>
      <style:paragraph-properties fo:margin-left="0in" fo:margin-right="0in" fo:margin-top="0in" fo:margin-bottom="0.7874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page-layout style:name="Mpm1">
      <style:page-layout-properties fo:page-width="8.2681in" fo:page-height="11.6929in" style:num-format="1" style:print-orientation="portrait" fo:margin-top="0in" fo:margin-bottom="0.25in" fo:margin-left="0.7874in" fo:margin-right="0.7874in" fo:background-color="#ffffff" style:writing-mode="lr-tb" style:layout-grid-color="#c0c0c0" style:layout-grid-lines="2470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9291in" fo:margin-left="0in" fo:margin-right="0in" fo:margin-top="0.889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tab/><text:tab/><text:tab/><text:tab/><text:tab/><text:tab/><text:tab/><text:tab/><text:tab/><text:tab/><text:tab/><text:tab/>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2-16T21:20:21.308302908</dc:date>
    <meta:editing-duration>PT31S</meta:editing-duration>
    <meta:editing-cycles>1</meta:editing-cycles>
    <meta:document-statistic meta:table-count="0" meta:image-count="0" meta:object-count="0" meta:page-count="2" meta:paragraph-count="50" meta:word-count="373" meta:character-count="2630" meta:non-whitespace-character-count="2131"/>
  </office:meta>
</office:document-meta>
</file>